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weigh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c_greenhouse_cold_habitability</text:p>
          </table:table-cell>
          <table:table-cell office:value-type="string">
            <text:p>pc_greenhouse_hot_habitability</text:p>
          </table:table-cell>
          <table:table-cell office:value-type="string">
            <text:p>weight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>0.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ushroom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raveyard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reenhouse_cold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trait_pc_greenhouse_hot_preference</text:p>
          </table:table-cell>
          <table:table-cell office:value-type="string">
            <text:p>"gfx/interface/icons/traits/trait_pc_tundra_preference.dds"</text:p>
          </table:table-cell>
          <table:table-cell office:value-type="string">
            <text:p/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